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Puffy Fluffy" svg:font-family="'Puffy Fluffy'" style:font-pitch="variable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pielfeld" style:family="table" style:master-page-name="">
      <style:table-properties style:width="54cm" style:page-number="auto" table:align="margins" style:shadow="none"/>
    </style:style>
    <style:style style:name="Spielfeld.A" style:family="table-column">
      <style:table-column-properties style:column-width="2cm" style:rel-column-width="1134*"/>
    </style:style>
    <style:style style:name="Spielfeld.B" style:family="table-column">
      <style:table-column-properties style:column-width="5.001cm" style:rel-column-width="2835*"/>
    </style:style>
    <style:style style:name="Spielfeld.C" style:family="table-column">
      <style:table-column-properties style:column-width="4.999cm" style:rel-column-width="2834*"/>
    </style:style>
    <style:style style:name="Spielfeld.L" style:family="table-column">
      <style:table-column-properties style:column-width="2.002cm" style:rel-column-width="1135*"/>
    </style:style>
    <style:style style:name="Spielfeld.1" style:family="table-row">
      <style:table-row-properties style:row-height="2cm"/>
    </style:style>
    <style:style style:name="Spielfeld.A1" style:family="table-cell">
      <style:table-cell-properties style:vertical-align="middle" fo:padding="0cm" fo:border="0.002cm solid #000000"/>
    </style:style>
    <style:style style:name="Spielfeld.B1" style:family="table-cell">
      <style:table-cell-properties style:vertical-align="bottom" fo:padding="0cm" fo:border-left="none" fo:border-right="none" fo:border-top="0.002cm solid #000000" fo:border-bottom="0.002cm solid #000000"/>
    </style:style>
    <style:style style:name="Spielfeld.2" style:family="table-row">
      <style:table-row-properties style:row-height="4.001cm"/>
    </style:style>
    <style:style style:name="Spielfeld.A2" style:family="table-cell" style:data-style-name="N0">
      <style:table-cell-properties style:vertical-align="middle" fo:padding="0cm" fo:border-left="0.002cm solid #000000" fo:border-right="0.002cm solid #000000" fo:border-top="none" fo:border-bottom="none"/>
    </style:style>
    <style:style style:name="Spielfeld.B2" style:family="table-cell">
      <style:table-cell-properties fo:padding="0cm" fo:border-left="0.002cm solid #000000" fo:border-right="none" fo:border-top="none" fo:border-bottom="0.002cm solid #000000"/>
    </style:style>
    <style:style style:name="Spielfeld.B12" style:family="table-cell">
      <style:table-cell-properties fo:padding="0cm" fo:border-left="none" fo:border-right="none" fo:border-top="0.002cm solid #000000" fo:border-bottom="0.002cm solid #000000"/>
    </style:style>
    <style:style style:name="Feld" style:family="table">
      <style:table-properties style:width="5.001cm" table:align="margins" style:shadow="none"/>
    </style:style>
    <style:style style:name="Feld.A" style:family="table-column">
      <style:table-column-properties style:column-width="5.001cm" style:rel-column-width="2725*"/>
    </style:style>
    <style:style style:name="Feld.1" style:family="table-row">
      <style:table-row-properties style:row-height="1cm"/>
    </style:style>
    <style:style style:name="Feld.A1" style:family="table-cell">
      <style:table-cell-properties fo:padding="0cm" fo:border="none"/>
    </style:style>
    <style:style style:name="Feld.2" style:family="table-row">
      <style:table-row-properties style:row-height="0.101cm"/>
    </style:style>
    <style:style style:name="P1" style:family="paragraph" style:parent-style-name="Table_20_Contents">
      <style:paragraph-properties fo:text-align="center" style:justify-single-word="false"/>
      <style:text-properties style:font-name="MV Boli" fo:font-size="20pt" style:font-size-asian="20pt" style:font-size-complex="20pt"/>
    </style:style>
    <style:style style:name="P2" style:family="paragraph" style:parent-style-name="Table_20_Contents">
      <style:paragraph-properties fo:text-align="end" style:justify-single-word="false"/>
      <style:text-properties style:font-name="MV Boli" fo:font-size="20pt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style:font-name="MV Boli" fo:font-size="20pt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Segoe Script" fo:font-size="20pt" style:font-size-asian="20pt" style:font-size-complex="20pt"/>
    </style:style>
    <style:style style:name="P5" style:family="paragraph" style:parent-style-name="Table_20_Contents">
      <style:paragraph-properties fo:margin-left="0.095cm" fo:margin-right="0.228cm" fo:text-align="end" style:justify-single-word="false" fo:text-indent="0cm" style:auto-text-indent="false" text:number-lines="false" text:line-number="0"/>
      <style:text-properties style:font-name="MV Boli" fo:font-size="20pt" style:font-size-asian="20pt" style:font-size-complex="20pt"/>
    </style:style>
    <style:style style:name="P6" style:family="paragraph" style:parent-style-name="Table_20_Contents">
      <style:paragraph-properties fo:background-color="#666666" fo:padding="0cm" fo:border="none" style:shadow="none">
        <style:background-image/>
      </style:paragraph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pielfeld" table:style-name="Spielfeld">
        <table:table-column table:style-name="Spielfeld.A"/>
        <table:table-column table:style-name="Spielfeld.B"/>
        <table:table-column table:style-name="Spielfeld.C" table:number-columns-repeated="2"/>
        <table:table-column table:style-name="Spielfeld.B" table:number-columns-repeated="2"/>
        <table:table-column table:style-name="Spielfeld.C"/>
        <table:table-column table:style-name="Spielfeld.B"/>
        <table:table-column table:style-name="Spielfeld.C"/>
        <table:table-column table:style-name="Spielfeld.B"/>
        <table:table-column table:style-name="Spielfeld.C"/>
        <table:table-column table:style-name="Spielfeld.L"/>
        <table:table-row table:style-name="Spielfeld.1">
          <table:table-cell table:style-name="Spielfeld.A1" office:value-type="string">
            <text:p text:style-name="P5"/>
          </table:table-cell>
          <table:table-cell table:style-name="Spielfeld.B1" office:value-type="string">
            <text:p text:style-name="P1">A</text:p>
          </table:table-cell>
          <table:table-cell table:style-name="Spielfeld.B1" office:value-type="string">
            <text:p text:style-name="P1">B</text:p>
          </table:table-cell>
          <table:table-cell table:style-name="Spielfeld.B1" office:value-type="string">
            <text:p text:style-name="P1">C</text:p>
          </table:table-cell>
          <table:table-cell table:style-name="Spielfeld.B1" office:value-type="string">
            <text:p text:style-name="P1">D</text:p>
          </table:table-cell>
          <table:table-cell table:style-name="Spielfeld.B1" office:value-type="string">
            <text:p text:style-name="P1">E</text:p>
          </table:table-cell>
          <table:table-cell table:style-name="Spielfeld.B1" office:value-type="string">
            <text:p text:style-name="P1">F</text:p>
          </table:table-cell>
          <table:table-cell table:style-name="Spielfeld.B1" office:value-type="string">
            <text:p text:style-name="P1">G</text:p>
          </table:table-cell>
          <table:table-cell table:style-name="Spielfeld.B1" office:value-type="string">
            <text:p text:style-name="P1">H</text:p>
          </table:table-cell>
          <table:table-cell table:style-name="Spielfeld.B1" office:value-type="string">
            <text:p text:style-name="P1">I</text:p>
          </table:table-cell>
          <table:table-cell table:style-name="Spielfeld.B1" office:value-type="string">
            <text:p text:style-name="P1">J</text:p>
          </table:table-cell>
          <table:table-cell table:style-name="Spielfeld.A1" office:value-type="string">
            <text:p text:style-name="P3"/>
          </table:table-cell>
        </table:table-row>
        <table:table-row table:style-name="Spielfeld.2">
          <table:table-cell table:style-name="Spielfeld.A2" office:value-type="float" office:value="9">
            <text:p text:style-name="P5">9</text:p>
          </table:table-cell>
          <table:table-cell table:style-name="Spielfeld.B2" office:value-type="string">
            <table:table table:name="Feld" table:style-name="Feld">
              <table:table-column table:style-name="Feld.A"/>
              <table:table-row table:style-name="Feld.1">
                <table:table-cell table:style-name="Feld.A1" office:value-type="string">
                  <text:p text:style-name="Table_20_Contents"/>
                </table:table-cell>
              </table:table-row>
              <table:table-row table:style-name="Feld.2">
                <table:table-cell table:style-name="Feld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9">
            <text:p text:style-name="P3">9</text:p>
          </table:table-cell>
        </table:table-row>
        <table:table-row table:style-name="Spielfeld.2">
          <table:table-cell table:style-name="Spielfeld.A2" office:value-type="float" office:value="8">
            <text:p text:style-name="P5">8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8">
            <text:p text:style-name="P3">8</text:p>
          </table:table-cell>
        </table:table-row>
        <table:table-row table:style-name="Spielfeld.2">
          <table:table-cell table:style-name="Spielfeld.A2" office:value-type="float" office:value="7">
            <text:p text:style-name="P5">7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7">
            <text:p text:style-name="P3">7</text:p>
          </table:table-cell>
        </table:table-row>
        <table:table-row table:style-name="Spielfeld.2">
          <table:table-cell table:style-name="Spielfeld.A2" office:value-type="float" office:value="6">
            <text:p text:style-name="P5">6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6">
            <text:p text:style-name="P3">6</text:p>
          </table:table-cell>
        </table:table-row>
        <table:table-row table:style-name="Spielfeld.2">
          <table:table-cell table:style-name="Spielfeld.A2" office:value-type="float" office:value="5">
            <text:p text:style-name="P5">5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5">
            <text:p text:style-name="P3">5</text:p>
          </table:table-cell>
        </table:table-row>
        <table:table-row table:style-name="Spielfeld.2">
          <table:table-cell table:style-name="Spielfeld.A2" office:value-type="float" office:value="4">
            <text:p text:style-name="P5">4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4">
            <text:p text:style-name="P3">4</text:p>
          </table:table-cell>
        </table:table-row>
        <table:table-row table:style-name="Spielfeld.2">
          <table:table-cell table:style-name="Spielfeld.A2" office:value-type="float" office:value="3">
            <text:p text:style-name="P5">3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3">
            <text:p text:style-name="P3">3</text:p>
          </table:table-cell>
        </table:table-row>
        <table:table-row table:style-name="Spielfeld.2">
          <table:table-cell table:style-name="Spielfeld.A2" office:value-type="float" office:value="2">
            <text:p text:style-name="P5">2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2">
            <text:p text:style-name="P3">2</text:p>
          </table:table-cell>
        </table:table-row>
        <table:table-row table:style-name="Spielfeld.2">
          <table:table-cell table:style-name="Spielfeld.A2" office:value-type="float" office:value="1">
            <text:p text:style-name="P5">1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1">
            <text:p text:style-name="P3">1</text:p>
          </table:table-cell>
        </table:table-row>
        <table:table-row table:style-name="Spielfeld.2">
          <table:table-cell table:style-name="Spielfeld.A2" office:value-type="float" office:value="0">
            <text:p text:style-name="P5">0</text:p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B2" office:value-type="string">
            <text:p text:style-name="Table_20_Contents"/>
          </table:table-cell>
          <table:table-cell table:style-name="Spielfeld.A2" office:value-type="float" office:value="0">
            <text:p text:style-name="P3">0</text:p>
          </table:table-cell>
        </table:table-row>
        <table:table-row table:style-name="Spielfeld.1">
          <table:table-cell table:style-name="Spielfeld.A1" office:value-type="string">
            <text:p text:style-name="P5"/>
          </table:table-cell>
          <table:table-cell table:style-name="Spielfeld.B12" office:value-type="string">
            <text:p text:style-name="P1">A</text:p>
          </table:table-cell>
          <table:table-cell table:style-name="Spielfeld.B12" office:value-type="string">
            <text:p text:style-name="P1">B</text:p>
          </table:table-cell>
          <table:table-cell table:style-name="Spielfeld.B12" office:value-type="string">
            <text:p text:style-name="P1">C</text:p>
          </table:table-cell>
          <table:table-cell table:style-name="Spielfeld.B12" office:value-type="string">
            <text:p text:style-name="P1">D</text:p>
          </table:table-cell>
          <table:table-cell table:style-name="Spielfeld.B12" office:value-type="string">
            <text:p text:style-name="P1">E</text:p>
          </table:table-cell>
          <table:table-cell table:style-name="Spielfeld.B12" office:value-type="string">
            <text:p text:style-name="P1">F</text:p>
          </table:table-cell>
          <table:table-cell table:style-name="Spielfeld.B12" office:value-type="string">
            <text:p text:style-name="P1">G</text:p>
          </table:table-cell>
          <table:table-cell table:style-name="Spielfeld.B12" office:value-type="string">
            <text:p text:style-name="P1">H</text:p>
          </table:table-cell>
          <table:table-cell table:style-name="Spielfeld.B12" office:value-type="string">
            <text:p text:style-name="P1">I</text:p>
          </table:table-cell>
          <table:table-cell table:style-name="Spielfeld.B12" office:value-type="string">
            <text:p text:style-name="P1">J</text:p>
          </table:table-cell>
          <table:table-cell table:style-name="Spielfeld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Puffy Fluffy" svg:font-family="'Puffy Fluffy'" style:font-pitch="variable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8cm" fo:page-height="48.001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0-02-26T19:39:35.41</meta:creation-date>
    <dc:date>2020-02-26T20:15:53.70</dc:date>
    <dc:creator>Jirka Dell'Oro-Friedl</dc:creator>
    <meta:editing-duration>PT20M52S</meta:editing-duration>
    <meta:editing-cycles>2</meta:editing-cycles>
    <meta:generator>OpenOffice/4.1.5$Win32 OpenOffice.org_project/415m1$Build-9789</meta:generator>
    <meta:document-statistic meta:table-count="2" meta:image-count="0" meta:object-count="0" meta:page-count="1" meta:paragraph-count="40" meta:word-count="40" meta:character-count="40"/>
  </office:meta>
</office:document-meta>
</file>